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50.00%" fo:text-align="justify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/text:p>
      <text:p text:style-name="P3"><text:span text:style-name="T3">Experiment(15):-</text:span><text:span text:style-name="T4"/></text:p>
      <text:p text:style-name="P4"><text:span text:style-name="T5">Aim:-</text:span></text:p>
      <text:p text:style-name="P4"><text:span text:style-name="T6">IOT Based Smart Home Using Cisco Packet Tracer</text:span></text:p>
      <text:p text:style-name="P4"><text:span text:style-name="T7">Requirements:-</text:span><text:span text:style-name="T8">Smartphone,Light,Fan,Window,Appliences,Smartphone,Homegateway</text:span></text:p>
      <text:p text:style-name="P4"><text:span text:style-name="T9">Algorithm:-</text:span><text:span text:style-name="T10"/></text:p>
      <text:p text:style-name="P4"><text:span text:style-name="T10">step1:-take all requriements into the screen</text:span></text:p>
      <text:p text:style-name="P4"><text:span text:style-name="T10">step2:-connect the home gateway to all reqirements</text:span></text:p>
      <text:p text:style-name="P4"><text:span text:style-name="T10">step3:-connect the smart phone to gateway</text:span></text:p>
      <text:p text:style-name="P4"><text:span text:style-name="T10">step4:-now we can controle all with smart phone</text:span></text:p>
      <text:p text:style-name="P5"><draw:frame text:anchor-type="as-char" svg:width="146.47mm" svg:height="82.34mm" style:rel-width="scale" style:rel-height="scale"><draw:object-ole xlink:href="OleObj1"/><draw:image xlink:href="ObjectReplacements/OleObj1"/></draw:frame><text:span text:style-name="T10"/></text:p>
      <text:p text:style-name="P5"><draw:frame text:anchor-type="as-char" svg:width="146.47mm" svg:height="82.34mm" style:rel-width="scale" style:rel-height="scale"><draw:object-ole xlink:href="OleObj2"/><draw:image xlink:href="ObjectReplacements/OleObj2"/></draw:frame><text:span text:style-name="T10"/></text:p>
      <text:p text:style-name="P5"><text:span text:style-name="T10"/></text:p>
      <text:p text:style-name="P6"><text:span text:style-name="T10"/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